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fill="none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solid" svg:stroke-color="#000000" draw:fill="solid" draw:fill-color="#dddedd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solid" draw:fill-color="#72d2ee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434cm" fo:min-width="3.728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433cm" fo:min-width="1.249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434cm" fo:min-width="1.143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4cm" fo:min-width="0.985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4cm" fo:min-width="0.544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4cm" fo:min-width="0.666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4cm" fo:min-width="0.669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4cm" fo:min-width="0.614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4cm" fo:min-width="0.694cm"/>
    </style:style>
    <style:style style:name="gr14" style:family="graphic" style:parent-style-name="standard">
      <style:graphic-properties draw:stroke="solid" svg:stroke-color="#000000" draw:fill="solid" draw:fill-color="#ffffcc" draw:textarea-horizontal-align="center" draw:textarea-vertical-align="middle"/>
    </style:style>
    <style:style style:name="gr15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519cm" fo:min-width="1.436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519cm" fo:min-width="1.725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34cm" fo:min-width="2.187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519cm" fo:min-width="3.521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33cm" fo:min-width="2.361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433cm" fo:min-width="2.187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434cm" fo:min-width="1.097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519cm" fo:min-width="5.994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434cm" fo:min-width="1.158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433cm" fo:min-width="2.149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433cm" fo:min-width="1.532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435cm" fo:min-width="0.471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434cm" fo:min-width="2.77cm"/>
    </style:style>
    <style:style style:name="gr29" style:family="graphic" style:parent-style-name="standard">
      <style:graphic-properties draw:stroke="solid" svg:stroke-color="#000000" draw:fill="solid" draw:fill-color="#00ff00" draw:textarea-horizontal-align="center" draw:textarea-vertical-align="middle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433cm" fo:min-width="0.642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434cm" fo:min-width="0.562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433cm" fo:min-width="0.572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434cm" fo:min-width="1.482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435cm" fo:min-width="0.948cm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434cm" fo:min-width="0.534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433cm" fo:min-width="0.638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434cm" fo:min-width="1.13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433cm" fo:min-width="0.502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434cm" fo:min-width="0.9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4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322cm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447cm" fo:min-width="0.996cm"/>
    </style:style>
    <style:style style:name="P1" style:family="paragraph">
      <style:paragraph-properties fo:text-align="center"/>
      <style:text-properties fo:font-family="'Bitstream Vera Sans'" style:font-pitch="variable" fo:font-size="10.5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style:text-outline="false" style:text-line-through-style="none" fo:font-family="'Bitstream Vera Sans'" style:font-pitch="variable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Nimbus Roman No9 L'" style:font-pitch-asian="variable" style:font-size-asian="12.6000003814697pt" style:font-family-complex="'Nimbus Roman No9 L'" style:font-pitch-complex="variable" style:font-size-complex="12.6000003814697pt" style:text-scale="100%"/>
    </style:style>
    <style:style style:name="P5" style:family="paragraph">
      <style:paragraph-properties fo:margin-left="0cm" fo:margin-right="0cm" fo:text-indent="0cm"/>
      <style:text-properties fo:color="#000000" style:text-outline="false" style:text-line-through-style="none" fo:font-family="'Bitstream Vera Sans'" style:font-pitch="variable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pitch-asian="variable" style:font-size-asian="12.6000003814697pt" style:font-family-complex="'Bitstream Vera Sans'" style:font-pitch-complex="variable" style:font-size-complex="12.6000003814697pt" style:text-scale="100%"/>
    </style:style>
    <style:style style:name="P6" style:family="paragraph">
      <style:paragraph-properties fo:margin-left="0cm" fo:margin-right="0cm" fo:text-indent="0cm"/>
      <style:text-properties fo:color="#3deb3d" fo:font-family="'Bitstream Vera Sans'" style:font-family-generic="swiss" style:font-pitch="variable" fo:font-size="15pt" fo:font-weight="bold"/>
    </style:style>
    <style:style style:name="P7" style:family="paragraph">
      <style:paragraph-properties fo:margin-left="0cm" fo:margin-right="0cm" fo:text-indent="0cm"/>
      <style:text-properties fo:color="#0099ff" fo:font-family="'Bitstream Vera Sans'" style:font-family-generic="swiss" style:font-pitch="variable" fo:font-size="15pt" fo:font-weight="bold"/>
    </style:style>
    <style:style style:name="P8" style:family="paragraph">
      <style:paragraph-properties fo:margin-left="0cm" fo:margin-right="0cm" fo:text-indent="0cm"/>
      <style:text-properties fo:color="#ff8080" fo:font-family="'Bitstream Vera Sans'" style:font-family-generic="swiss" style:font-pitch="variable" fo:font-size="15pt" fo:font-weight="bold"/>
    </style:style>
    <style:style style:name="T1" style:family="text">
      <style:text-properties fo:color="#000000" style:text-outline="false" style:text-line-through-style="none" fo:font-family="'Bitstream Vera Sans'" style:font-pitch="variable" fo:font-size="10.5p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Nimbus Roman No9 L'" style:font-pitch-asian="variable" style:font-size-asian="12.6000003814697pt" style:font-family-complex="'Nimbus Roman No9 L'" style:font-pitch-complex="variable" style:font-size-complex="12.6000003814697pt" style:text-scale="100%"/>
    </style:style>
    <style:style style:name="T2" style:family="text">
      <style:text-properties fo:color="#000000" style:text-outline="false" style:text-line-through-style="none" fo:font-family="'Bitstream Vera Sans'" style:font-pitch="variable" fo:font-size="13pt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pitch-asian="variable" style:font-size-asian="12.6000003814697pt" style:font-family-complex="'Bitstream Vera Sans'" style:font-pitch-complex="variable" style:font-size-complex="12.6000003814697pt" style:text-scale="100%"/>
    </style:style>
    <style:style style:name="T3" style:family="text">
      <style:text-properties fo:color="#3deb3d" fo:font-family="'Bitstream Vera Sans'" style:font-family-generic="swiss" style:font-pitch="variable" fo:font-size="15pt" fo:font-weight="bold"/>
    </style:style>
    <style:style style:name="T4" style:family="text">
      <style:text-properties fo:color="#0099ff" fo:font-family="'Bitstream Vera Sans'" style:font-family-generic="swiss" style:font-pitch="variable" fo:font-size="15pt" fo:font-weight="bold"/>
    </style:style>
    <style:style style:name="T5" style:family="text">
      <style:text-properties fo:color="#ff8080" fo:font-family="'Bitstream Vera Sans'" style:font-family-generic="swiss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7.761cm" svg:y1="16.628cm" svg:x2="19.52cm" svg:y2="16.624cm">
          <text:p/>
        </draw:line>
        <draw:line draw:style-name="gr1" draw:text-style-name="P1" draw:layer="layout" svg:x1="21.441cm" svg:y1="9.205cm" svg:x2="21.789cm" svg:y2="9.205cm">
          <text:p/>
        </draw:line>
        <draw:rect draw:style-name="gr2" draw:text-style-name="P2" draw:layer="layout" svg:width="10.739cm" svg:height="3.83cm" svg:x="15.981cm" svg:y="3.793cm">
          <text:p/>
        </draw:rect>
        <draw:polygon draw:style-name="gr3" draw:text-style-name="P1" draw:layer="layout" svg:width="4.766cm" svg:height="0.868cm" svg:x="2.365cm" svg:y="8.67cm" svg:viewBox="0 0 4767 869" draw:points="0,0 4767,0 4767,869 0,869">
          <text:p/>
        </draw:polygon>
        <draw:polygon draw:style-name="gr3" draw:text-style-name="P1" draw:layer="layout" svg:width="3.211cm" svg:height="0.824cm" svg:x="8.122cm" svg:y="7.324cm" svg:viewBox="0 0 3212 825" draw:points="0,0 3212,0 3212,825 0,825">
          <text:p/>
        </draw:polygon>
        <draw:polygon draw:style-name="gr3" draw:text-style-name="P1" draw:layer="layout" svg:width="3.211cm" svg:height="0.868cm" svg:x="8.122cm" svg:y="8.67cm" svg:viewBox="0 0 3212 869" draw:points="0,0 3212,0 3212,869 0,869">
          <text:p/>
        </draw:polygon>
        <draw:polygon draw:style-name="gr3" draw:text-style-name="P1" draw:layer="layout" svg:width="3.211cm" svg:height="0.867cm" svg:x="8.122cm" svg:y="10.147cm" svg:viewBox="0 0 3212 868" draw:points="0,0 3212,0 3212,868 0,868">
          <text:p/>
        </draw:polygon>
        <draw:polygon draw:style-name="gr4" draw:text-style-name="P1" draw:layer="layout" svg:width="1.477cm" svg:height="3.211cm" svg:x="24.012cm" svg:y="10.964cm" svg:viewBox="0 0 1478 3212" draw:points="0,0 1478,0 1478,3212 0,3212">
          <text:p/>
        </draw:polygon>
        <draw:polygon draw:style-name="gr3" draw:text-style-name="P1" draw:layer="layout" svg:width="3.119cm" svg:height="0.868cm" svg:x="11.986cm" svg:y="8.67cm" svg:viewBox="0 0 3120 869" draw:points="0,0 3120,0 3120,869 0,869">
          <text:p/>
        </draw:polygon>
        <draw:polygon draw:style-name="gr3" draw:text-style-name="P1" draw:layer="layout" svg:width="3.211cm" svg:height="0.868cm" svg:x="8.122cm" svg:y="4.242cm" svg:viewBox="0 0 3212 869" draw:points="0,0 3212,0 3212,869 0,869">
          <text:p/>
        </draw:polygon>
        <draw:polygon draw:style-name="gr3" draw:text-style-name="P1" draw:layer="layout" svg:width="3.054cm" svg:height="0.868cm" svg:x="11.986cm" svg:y="4.242cm" svg:viewBox="0 0 3055 869" draw:points="0,0 3055,0 3055,869 0,869">
          <text:p/>
        </draw:polygon>
        <draw:polygon draw:style-name="gr3" draw:text-style-name="P1" draw:layer="layout" svg:width="3.119cm" svg:height="0.867cm" svg:x="11.986cm" svg:y="5.328cm" svg:viewBox="0 0 3120 868" draw:points="0,0 3120,0 3120,868 0,868">
          <text:p/>
        </draw:polygon>
        <draw:frame draw:style-name="gr5" draw:text-style-name="P4" draw:layer="layout" svg:width="4.536cm" svg:height="0.684cm" svg:x="2.439cm" svg:y="8.836cm">
          <draw:text-box>
            <text:p text:style-name="P3"><text:span text:style-name="T1">/home/user/grassdata</text:span></text:p>
          </draw:text-box>
        </draw:frame>
        <draw:frame draw:style-name="gr6" draw:text-style-name="P4" draw:layer="layout" svg:width="1.92cm" svg:height="0.683cm" svg:x="8.213cm" svg:y="7.434cm">
          <draw:text-box>
            <text:p text:style-name="P3"><text:span text:style-name="T1">/europa</text:span></text:p>
          </draw:text-box>
        </draw:frame>
        <draw:frame draw:style-name="gr7" draw:text-style-name="P4" draw:layer="layout" svg:width="1.643cm" svg:height="0.684cm" svg:x="8.213cm" svg:y="8.836cm">
          <draw:text-box>
            <text:p text:style-name="P3"><text:span text:style-name="T1">/wake</text:span></text:p>
          </draw:text-box>
        </draw:frame>
        <draw:frame draw:style-name="gr8" draw:text-style-name="P4" draw:layer="layout" svg:width="1.637cm" svg:height="0.684cm" svg:x="8.213cm" svg:y="10.311cm">
          <draw:text-box>
            <text:p text:style-name="P3"><text:span text:style-name="T1">/world</text:span></text:p>
          </draw:text-box>
        </draw:frame>
        <draw:line draw:style-name="gr1" draw:text-style-name="P1" draw:layer="layout" svg:x1="15.807cm" svg:y1="4.211cm" svg:x2="15.807cm" svg:y2="9.855cm">
          <text:p/>
        </draw:line>
        <draw:frame draw:style-name="gr9" draw:text-style-name="P4" draw:layer="layout" svg:width="1.171cm" svg:height="0.684cm" svg:x="24.174cm" svg:y="12.158cm">
          <draw:text-box>
            <text:p text:style-name="P3"><text:span text:style-name="T1">hist</text:span></text:p>
          </draw:text-box>
        </draw:frame>
        <draw:frame draw:style-name="gr10" draw:text-style-name="P4" draw:layer="layout" svg:width="1.302cm" svg:height="0.684cm" svg:x="24.174cm" svg:y="11.549cm">
          <draw:text-box>
            <text:p text:style-name="P3"><text:span text:style-name="T1">dbln</text:span></text:p>
          </draw:text-box>
        </draw:frame>
        <draw:frame draw:style-name="gr11" draw:text-style-name="P4" draw:layer="layout" svg:width="1.306cm" svg:height="0.684cm" svg:x="24.174cm" svg:y="10.942cm">
          <draw:text-box>
            <text:p text:style-name="P3"><text:span text:style-name="T1">coor</text:span></text:p>
          </draw:text-box>
        </draw:frame>
        <draw:frame draw:style-name="gr12" draw:text-style-name="P4" draw:layer="layout" svg:width="1.243cm" svg:height="0.684cm" svg:x="24.174cm" svg:y="12.765cm">
          <draw:text-box>
            <text:p text:style-name="P3"><text:span text:style-name="T1">sidx</text:span></text:p>
          </draw:text-box>
        </draw:frame>
        <draw:frame draw:style-name="gr13" draw:text-style-name="P4" draw:layer="layout" svg:width="1.328cm" svg:height="0.684cm" svg:x="24.174cm" svg:y="13.417cm">
          <draw:text-box>
            <text:p text:style-name="P3"><text:span text:style-name="T1">topo</text:span></text:p>
          </draw:text-box>
        </draw:frame>
        <draw:line draw:style-name="gr1" draw:text-style-name="P2" draw:layer="layout" svg:x1="15.338cm" svg:y1="18.743cm" svg:x2="15.338cm" svg:y2="2.896cm">
          <text:p/>
        </draw:line>
        <draw:line draw:style-name="gr1" draw:text-style-name="P2" draw:layer="layout" svg:x1="11.595cm" svg:y1="18.743cm" svg:x2="11.595cm" svg:y2="2.896cm">
          <text:p/>
        </draw:line>
        <draw:line draw:style-name="gr1" draw:text-style-name="P1" draw:layer="layout" svg:x1="11.334cm" svg:y1="9.148cm" svg:x2="11.986cm" svg:y2="9.148cm">
          <text:p/>
        </draw:line>
        <draw:line draw:style-name="gr1" draw:text-style-name="P1" draw:layer="layout" svg:x1="7.123cm" svg:y1="9.148cm" svg:x2="7.732cm" svg:y2="9.148cm">
          <text:p/>
        </draw:line>
        <draw:line draw:style-name="gr1" draw:text-style-name="P2" draw:layer="layout" svg:x1="7.427cm" svg:y1="18.743cm" svg:x2="7.427cm" svg:y2="2.896cm">
          <text:p/>
        </draw:line>
        <draw:polyline draw:style-name="gr1" draw:text-style-name="P1" draw:layer="layout" svg:width="5.869cm" svg:height="0.466cm" draw:transform="rotate (1.5707963267949) translate (7.643cm 10.588cm)" svg:viewBox="0 0 5870 467" draw:points="0,0 5870,0 5870,467">
          <text:p/>
        </draw:polyline>
        <draw:line draw:style-name="gr1" draw:text-style-name="P1" draw:layer="layout" svg:x1="7.644cm" svg:y1="7.797cm" svg:x2="8.125cm" svg:y2="7.797cm">
          <text:p/>
        </draw:line>
        <draw:line draw:style-name="gr1" draw:text-style-name="P1" draw:layer="layout" svg:x1="7.644cm" svg:y1="9.148cm" svg:x2="8.122cm" svg:y2="9.149cm">
          <text:p/>
        </draw:line>
        <draw:line draw:style-name="gr1" draw:text-style-name="P1" draw:layer="layout" svg:x1="11.334cm" svg:y1="4.718cm" svg:x2="11.986cm" svg:y2="4.718cm">
          <text:p/>
        </draw:line>
        <draw:polyline draw:style-name="gr1" draw:text-style-name="P1" draw:layer="layout" svg:width="0.999cm" svg:height="0.259cm" draw:transform="rotate (-1.5707963267949) translate (11.9859999999976cm 4.718cm)" svg:viewBox="0 0 1000 260" draw:points="0,260 1000,260 1000,0">
          <text:p/>
        </draw:polyline>
        <draw:line draw:style-name="gr1" draw:text-style-name="P1" draw:layer="layout" svg:x1="15.806cm" svg:y1="12.338cm" svg:x2="15.807cm" svg:y2="9.755cm">
          <text:p/>
        </draw:line>
        <draw:polygon draw:style-name="gr14" draw:text-style-name="P1" draw:layer="layout" svg:width="2.43cm" svg:height="0.608cm" svg:x="18.999cm" svg:y="8.889cm" svg:viewBox="0 0 2431 609" draw:points="0,0 2431,0 2431,609 0,609">
          <text:p/>
        </draw:polygon>
        <draw:polygon draw:style-name="gr15" draw:text-style-name="P2" draw:layer="layout" svg:width="24.764cm" svg:height="15.846cm" svg:x="2.261cm" svg:y="2.896cm" svg:viewBox="0 0 24765 15847" draw:points="0,0 24765,0 24765,15847 0,15847">
          <text:p/>
        </draw:polygon>
        <draw:line draw:style-name="gr1" draw:text-style-name="P1" draw:layer="layout" svg:x1="23.058cm" svg:y1="12.353cm" svg:x2="24.012cm" svg:y2="12.353cm">
          <text:p/>
        </draw:line>
        <draw:line draw:style-name="gr1" draw:text-style-name="P1" draw:layer="layout" svg:x1="18.759cm" svg:y1="14.307cm" svg:x2="19.15cm" svg:y2="14.307cm">
          <text:p/>
        </draw:line>
        <draw:line draw:style-name="gr1" draw:text-style-name="P1" draw:layer="layout" svg:x1="18.759cm" svg:y1="12.222cm" svg:x2="19.15cm" svg:y2="12.222cm">
          <text:p/>
        </draw:line>
        <draw:line draw:style-name="gr1" draw:text-style-name="P1" draw:layer="layout" svg:x1="18.759cm" svg:y1="13.221cm" svg:x2="19.15cm" svg:y2="13.221cm">
          <text:p/>
        </draw:line>
        <draw:polygon draw:style-name="gr4" draw:text-style-name="P1" draw:layer="layout" svg:width="3.907cm" svg:height="0.607cm" svg:x="19.15cm" svg:y="13.96cm" svg:viewBox="0 0 3908 608" draw:points="0,0 3908,0 3908,608 0,608">
          <text:p/>
        </draw:polygon>
        <draw:polygon draw:style-name="gr4" draw:text-style-name="P1" draw:layer="layout" svg:width="3.907cm" svg:height="0.608cm" svg:x="19.15cm" svg:y="12.96cm" svg:viewBox="0 0 3908 609" draw:points="0,0 3908,0 3908,609 0,609">
          <text:p/>
        </draw:polygon>
        <draw:polygon draw:style-name="gr4" draw:text-style-name="P1" draw:layer="layout" svg:width="3.907cm" svg:height="0.606cm" svg:x="19.15cm" svg:y="11.962cm" svg:viewBox="0 0 3908 607" draw:points="0,0 3908,0 3908,607 0,607">
          <text:p/>
        </draw:polygon>
        <draw:polygon draw:style-name="gr4" draw:text-style-name="P1" draw:layer="layout" svg:width="3.907cm" svg:height="0.607cm" svg:x="19.15cm" svg:y="11.007cm" svg:viewBox="0 0 3908 608" draw:points="0,0 3908,0 3908,608 0,608">
          <text:p/>
        </draw:polygon>
        <draw:polyline draw:style-name="gr1" draw:text-style-name="P1" draw:layer="layout" svg:width="0.347cm" svg:height="2.952cm" svg:x="18.759cm" svg:y="11.354cm" svg:viewBox="0 0 348 2953" draw:points="0,2953 0,0 348,0">
          <text:p/>
        </draw:polyline>
        <draw:polygon draw:style-name="gr4" draw:text-style-name="P1" draw:layer="layout" svg:width="3.907cm" svg:height="0.608cm" svg:x="19.15cm" svg:y="16.29cm" svg:viewBox="0 0 3908 609" draw:points="0,0 3908,0 3908,609 0,609">
          <text:p/>
        </draw:polygon>
        <draw:frame draw:style-name="gr16" draw:text-style-name="P5" draw:layer="layout" svg:width="2.39cm" svg:height="0.78cm" svg:x="12.204cm" svg:y="3.034cm">
          <draw:text-box>
            <text:p text:style-name="P3"><text:span text:style-name="T2">Mapset</text:span></text:p>
          </draw:text-box>
        </draw:frame>
        <draw:frame draw:style-name="gr17" draw:text-style-name="P5" draw:layer="layout" svg:width="2.703cm" svg:height="0.78cm" svg:x="8.413cm" svg:y="3.034cm">
          <draw:text-box>
            <text:p text:style-name="P3"><text:span text:style-name="T2">Location</text:span></text:p>
          </draw:text-box>
        </draw:frame>
        <draw:frame draw:style-name="gr18" draw:text-style-name="P4" draw:layer="layout" svg:width="2.911cm" svg:height="0.684cm" svg:x="12.234cm" svg:y="8.836cm">
          <draw:text-box>
            <text:p text:style-name="P3"><text:span text:style-name="T1">/PERMANENT</text:span></text:p>
          </draw:text-box>
        </draw:frame>
        <draw:frame draw:style-name="gr19" draw:text-style-name="P5" draw:layer="layout" svg:width="4.841cm" svg:height="0.78cm" svg:x="2.539cm" svg:y="3.034cm">
          <draw:text-box>
            <text:p text:style-name="P3"><text:span text:style-name="T2">GRASS Database</text:span></text:p>
          </draw:text-box>
        </draw:frame>
        <draw:frame draw:style-name="gr20" draw:text-style-name="P4" draw:layer="layout" svg:width="3.097cm" svg:height="0.683cm" svg:x="8.213cm" svg:y="4.407cm">
          <draw:text-box>
            <text:p text:style-name="P3"><text:span text:style-name="T1">/prov_trentino</text:span></text:p>
          </draw:text-box>
        </draw:frame>
        <draw:frame draw:style-name="gr21" draw:text-style-name="P4" draw:layer="layout" svg:width="2.911cm" svg:height="0.683cm" svg:x="12.204cm" svg:y="4.407cm">
          <draw:text-box>
            <text:p text:style-name="P3"><text:span text:style-name="T1">/PERMANENT</text:span></text:p>
          </draw:text-box>
        </draw:frame>
        <draw:frame draw:style-name="gr22" draw:text-style-name="P4" draw:layer="layout" svg:width="1.751cm" svg:height="0.684cm" svg:x="12.204cm" svg:y="5.492cm">
          <draw:text-box>
            <text:p text:style-name="P3"><text:span text:style-name="T1">/trento</text:span></text:p>
          </draw:text-box>
        </draw:frame>
        <draw:frame draw:style-name="gr23" draw:text-style-name="P5" draw:layer="layout" svg:width="7.948cm" svg:height="0.78cm" svg:x="18.108cm" svg:y="3.034cm">
          <draw:text-box>
            <text:p text:style-name="P3"><text:span text:style-name="T2">Geometry and attribute data</text:span></text:p>
          </draw:text-box>
        </draw:frame>
        <draw:frame draw:style-name="gr24" draw:text-style-name="P4" draw:layer="layout" svg:width="1.903cm" svg:height="0.684cm" svg:x="19.323cm" svg:y="10.999cm">
          <draw:text-box>
            <text:p text:style-name="P3"><text:span text:style-name="T1">/streets</text:span></text:p>
          </draw:text-box>
        </draw:frame>
        <draw:frame draw:style-name="gr25" draw:text-style-name="P4" draw:layer="layout" svg:width="2.649cm" svg:height="0.683cm" svg:x="19.368cm" svg:y="11.954cm">
          <draw:text-box>
            <text:p text:style-name="P3"><text:span text:style-name="T1">/parks</text:span></text:p>
          </draw:text-box>
        </draw:frame>
        <draw:frame draw:style-name="gr26" draw:text-style-name="P4" draw:layer="layout" svg:width="2.032cm" svg:height="0.683cm" svg:x="19.368cm" svg:y="12.953cm">
          <draw:text-box>
            <text:p text:style-name="P3"><text:span text:style-name="T1">/lakes</text:span></text:p>
          </draw:text-box>
        </draw:frame>
        <draw:frame draw:style-name="gr27" draw:text-style-name="P4" draw:layer="layout" svg:width="1.184cm" svg:height="0.685cm" svg:x="19.411cm" svg:y="13.951cm">
          <draw:text-box>
            <text:p text:style-name="P3"><text:span text:style-name="T1">/poi</text:span></text:p>
          </draw:text-box>
        </draw:frame>
        <draw:frame draw:style-name="gr28" draw:text-style-name="P4" draw:layer="layout" svg:width="3.27cm" svg:height="0.684cm" svg:x="19.323cm" svg:y="16.283cm">
          <draw:text-box>
            <text:p text:style-name="P3"><text:span text:style-name="T1">sqlite.db</text:span></text:p>
          </draw:text-box>
        </draw:frame>
        <draw:line draw:style-name="gr1" draw:text-style-name="P1" draw:layer="layout" svg:x1="15.807cm" svg:y1="5.079cm" svg:x2="16.155cm" svg:y2="5.079cm">
          <text:p/>
        </draw:line>
        <draw:line draw:style-name="gr1" draw:text-style-name="P1" draw:layer="layout" svg:x1="15.807cm" svg:y1="5.948cm" svg:x2="16.155cm" svg:y2="5.948cm">
          <text:p/>
        </draw:line>
        <draw:line draw:style-name="gr1" draw:text-style-name="P1" draw:layer="layout" svg:x1="19.207cm" svg:y1="5.101cm" svg:x2="19.555cm" svg:y2="5.101cm">
          <text:p/>
        </draw:line>
        <draw:line draw:style-name="gr1" draw:text-style-name="P1" draw:layer="layout" svg:x1="19.207cm" svg:y1="6.1cm" svg:x2="19.555cm" svg:y2="6.1cm">
          <text:p/>
        </draw:line>
        <draw:line draw:style-name="gr1" draw:text-style-name="P1" draw:layer="layout" svg:x1="15.807cm" svg:y1="4.211cm" svg:x2="16.155cm" svg:y2="4.211cm">
          <text:p/>
        </draw:line>
        <draw:line draw:style-name="gr1" draw:text-style-name="P1" draw:layer="layout" svg:x1="19.208cm" svg:y1="4.192cm" svg:x2="19.556cm" svg:y2="4.192cm">
          <text:p/>
        </draw:line>
        <draw:polygon draw:style-name="gr29" draw:text-style-name="P1" draw:layer="layout" svg:width="2.43cm" svg:height="0.607cm" svg:x="19.598cm" svg:y="3.886cm" svg:viewBox="0 0 2431 608" draw:points="0,0 2431,0 2431,608 0,608">
          <text:p/>
        </draw:polygon>
        <draw:polygon draw:style-name="gr29" draw:text-style-name="P1" draw:layer="layout" svg:width="2.43cm" svg:height="0.606cm" svg:x="19.598cm" svg:y="4.842cm" svg:viewBox="0 0 2431 607" draw:points="0,0 2431,0 2431,607 0,607">
          <text:p/>
        </draw:polygon>
        <draw:polygon draw:style-name="gr29" draw:text-style-name="P1" draw:layer="layout" svg:width="2.43cm" svg:height="0.608cm" svg:x="19.598cm" svg:y="5.739cm" svg:viewBox="0 0 2431 609" draw:points="0,0 2431,0 2431,609 0,609">
          <text:p/>
        </draw:polygon>
        <draw:polygon draw:style-name="gr29" draw:text-style-name="P1" draw:layer="layout" svg:width="2.43cm" svg:height="0.608cm" svg:x="16.198cm" svg:y="5.687cm" svg:viewBox="0 0 2431 609" draw:points="0,0 2431,0 2431,609 0,609">
          <text:p/>
        </draw:polygon>
        <draw:polygon draw:style-name="gr29" draw:text-style-name="P1" draw:layer="layout" svg:width="2.43cm" svg:height="0.609cm" svg:x="16.198cm" svg:y="4.818cm" svg:viewBox="0 0 2431 610" draw:points="0,0 2431,0 2431,610 0,610">
          <text:p/>
        </draw:polygon>
        <draw:polygon draw:style-name="gr29" draw:text-style-name="P1" draw:layer="layout" svg:width="2.43cm" svg:height="0.65cm" svg:x="16.198cm" svg:y="3.907cm" svg:viewBox="0 0 2431 651" draw:points="0,0 2431,0 2431,651 0,651">
          <text:p/>
        </draw:polygon>
        <draw:polygon draw:style-name="gr29" draw:text-style-name="P1" draw:layer="layout" svg:width="2.43cm" svg:height="0.607cm" svg:x="19.598cm" svg:y="6.739cm" svg:viewBox="0 0 2431 608" draw:points="0,0 2431,0 2431,608 0,608">
          <text:p/>
        </draw:polygon>
        <draw:frame draw:style-name="gr30" draw:text-style-name="P4" draw:layer="layout" svg:width="1.391cm" svg:height="0.683cm" svg:x="19.745cm" svg:y="5.775cm">
          <draw:text-box>
            <text:p text:style-name="P3"><text:span text:style-name="T1">/fcell</text:span></text:p>
          </draw:text-box>
        </draw:frame>
        <draw:frame draw:style-name="gr31" draw:text-style-name="P4" draw:layer="layout" svg:width="1.294cm" svg:height="0.684cm" svg:x="19.745cm" svg:y="6.673cm">
          <draw:text-box>
            <text:p text:style-name="P3"><text:span text:style-name="T1">/hist</text:span></text:p>
          </draw:text-box>
        </draw:frame>
        <draw:frame draw:style-name="gr32" draw:text-style-name="P4" draw:layer="layout" svg:width="1.306cm" svg:height="0.683cm" svg:x="19.745cm" svg:y="4.82cm">
          <draw:text-box>
            <text:p text:style-name="P3"><text:span text:style-name="T1">/colr</text:span></text:p>
          </draw:text-box>
        </draw:frame>
        <draw:frame draw:style-name="gr33" draw:text-style-name="P4" draw:layer="layout" svg:width="2.301cm" svg:height="0.684cm" svg:x="19.745cm" svg:y="3.921cm">
          <draw:text-box>
            <text:p text:style-name="P3"><text:span text:style-name="T1">/cell_misc</text:span></text:p>
          </draw:text-box>
        </draw:frame>
        <draw:frame draw:style-name="gr34" draw:text-style-name="P4" draw:layer="layout" svg:width="1.725cm" svg:height="0.685cm" svg:x="16.345cm" svg:y="5.722cm">
          <draw:text-box>
            <text:p text:style-name="P3"><text:span text:style-name="T1">/cellhd</text:span></text:p>
          </draw:text-box>
        </draw:frame>
        <draw:frame draw:style-name="gr35" draw:text-style-name="P4" draw:layer="layout" svg:width="1.26cm" svg:height="0.684cm" svg:x="16.345cm" svg:y="4.854cm">
          <draw:text-box>
            <text:p text:style-name="P3"><text:span text:style-name="T1">/cell</text:span></text:p>
          </draw:text-box>
        </draw:frame>
        <draw:frame draw:style-name="gr36" draw:text-style-name="P4" draw:layer="layout" svg:width="1.387cm" svg:height="0.683cm" svg:x="16.345cm" svg:y="3.9cm">
          <draw:text-box>
            <text:p text:style-name="P3"><text:span text:style-name="T1">/cats</text:span></text:p>
          </draw:text-box>
        </draw:frame>
        <draw:polygon draw:style-name="gr4" draw:text-style-name="P1" draw:layer="layout" svg:width="1.475cm" svg:height="0.651cm" svg:x="16.198cm" svg:y="12.526cm" svg:viewBox="0 0 1476 652" draw:points="0,0 1476,0 1476,652 0,652">
          <text:p/>
        </draw:polygon>
        <draw:frame draw:style-name="gr37" draw:text-style-name="P4" draw:layer="layout" svg:width="1.793cm" svg:height="0.684cm" svg:x="16.028cm" svg:y="12.505cm">
          <draw:text-box>
            <text:p text:style-name="P3"><text:span text:style-name="T1">/vector</text:span></text:p>
          </draw:text-box>
        </draw:frame>
        <draw:line draw:style-name="gr1" draw:text-style-name="P1" draw:layer="layout" svg:x1="17.671cm" svg:y1="12.845cm" svg:x2="18.76cm" svg:y2="12.845cm">
          <text:p/>
        </draw:line>
        <draw:line draw:style-name="gr1" draw:text-style-name="P1" draw:layer="layout" svg:x1="15.807cm" svg:y1="12.831cm" svg:x2="16.198cm" svg:y2="12.831cm">
          <text:p/>
        </draw:line>
        <draw:polygon draw:style-name="gr4" draw:text-style-name="P1" draw:layer="layout" svg:width="1.474cm" svg:height="0.608cm" svg:x="16.242cm" svg:y="16.281cm" svg:viewBox="0 0 1475 609" draw:points="0,0 1475,0 1475,609 0,609">
          <text:p/>
        </draw:polygon>
        <draw:frame draw:style-name="gr38" draw:text-style-name="P4" draw:layer="layout" svg:width="1.624cm" svg:height="0.683cm" svg:x="16.188cm" svg:y="16.216cm">
          <draw:text-box>
            <text:p text:style-name="P3"><text:span text:style-name="T1">/sqlite</text:span></text:p>
          </draw:text-box>
        </draw:frame>
        <draw:line draw:style-name="gr1" draw:text-style-name="P1" draw:layer="layout" svg:x1="15.807cm" svg:y1="16.628cm" svg:x2="16.24cm" svg:y2="16.623cm">
          <text:p/>
        </draw:line>
        <draw:line draw:style-name="gr1" draw:text-style-name="P1" draw:layer="layout" svg:x1="15.106cm" svg:y1="9.145cm" svg:x2="15.807cm" svg:y2="9.148cm">
          <text:p/>
        </draw:line>
        <draw:line draw:style-name="gr1" draw:text-style-name="P1" draw:layer="layout" svg:x1="15.807cm" svg:y1="12.331cm" svg:x2="15.807cm" svg:y2="16.628cm">
          <text:p/>
        </draw:line>
        <draw:line draw:style-name="gr1" draw:text-style-name="P1" draw:layer="layout" svg:x1="7.643cm" svg:y1="10.588cm" svg:x2="8.128cm" svg:y2="10.588cm">
          <text:p/>
        </draw:line>
        <draw:polygon draw:style-name="gr3" draw:text-style-name="P1" draw:layer="layout" svg:width="3.118cm" svg:height="0.867cm" svg:x="11.987cm" svg:y="6.328cm" svg:viewBox="0 0 3119 868" draw:points="0,0 3119,0 3119,868 0,868">
          <text:p/>
        </draw:polygon>
        <draw:polyline draw:style-name="gr1" draw:text-style-name="P1" draw:layer="layout" svg:width="0.999cm" svg:height="0.259cm" draw:transform="rotate (-1.5707963267949) translate (11.9869999999976cm 5.718cm)" svg:viewBox="0 0 1000 260" draw:points="0,260 1000,260 1000,0">
          <text:p/>
        </draw:polyline>
        <draw:frame draw:style-name="gr39" draw:text-style-name="P4" draw:layer="layout" svg:width="1.662cm" svg:height="0.684cm" svg:x="12.205cm" svg:y="6.492cm">
          <draw:text-box>
            <text:p text:style-name="P3"><text:span text:style-name="T1">/user1</text:span></text:p>
          </draw:text-box>
        </draw:frame>
        <draw:frame draw:style-name="gr40" draw:text-style-name="P6" draw:layer="layout" svg:width="2.907cm" svg:height="1.479cm" draw:transform="rotate (1.5707963267949) translate (25.163cm 6.962cm)">
          <draw:text-box>
            <text:p text:style-name="P3"><text:span text:style-name="T3">RASTER</text:span><text:span text:style-name="T3"><text:line-break/></text:span><text:span text:style-name="T3">maps</text:span></text:p>
          </draw:text-box>
        </draw:frame>
        <draw:frame draw:style-name="gr41" draw:text-style-name="P7" draw:layer="layout" svg:width="4.659cm" svg:height="0.865cm" draw:transform="rotate (1.5707963267949) translate (25.596cm 17.013cm)">
          <draw:text-box>
            <text:p text:style-name="P3"><text:span text:style-name="T4">VECTOR maps</text:span></text:p>
          </draw:text-box>
        </draw:frame>
        <draw:rect draw:style-name="gr2" draw:text-style-name="P2" draw:layer="layout" svg:width="10.739cm" svg:height="7.734cm" svg:x="15.981cm" svg:y="10.787cm">
          <text:p/>
        </draw:rect>
        <draw:line draw:style-name="gr1" draw:text-style-name="P1" draw:layer="layout" svg:x1="19.216cm" svg:y1="4.187cm" svg:x2="19.213cm" svg:y2="7.048cm">
          <text:p/>
        </draw:line>
        <draw:line draw:style-name="gr1" draw:text-style-name="P1" draw:layer="layout" svg:x1="19.603cm" svg:y1="7.04cm" svg:x2="15.811cm" svg:y2="7.044cm">
          <text:p/>
        </draw:line>
        <draw:rect draw:style-name="gr2" draw:text-style-name="P2" draw:layer="layout" svg:width="10.739cm" svg:height="2.869cm" svg:x="15.981cm" svg:y="7.818cm">
          <text:p/>
        </draw:rect>
        <draw:line draw:style-name="gr1" draw:text-style-name="P1" draw:layer="layout" svg:x1="15.807cm" svg:y1="9.149cm" svg:x2="16.155cm" svg:y2="9.149cm">
          <text:p/>
        </draw:line>
        <draw:line draw:style-name="gr1" draw:text-style-name="P1" draw:layer="layout" svg:x1="18.607cm" svg:y1="9.201cm" svg:x2="18.992cm" svg:y2="9.2cm">
          <text:p/>
        </draw:line>
        <draw:polygon draw:style-name="gr14" draw:text-style-name="P1" draw:layer="layout" svg:width="2.43cm" svg:height="0.608cm" svg:x="16.198cm" svg:y="8.888cm" svg:viewBox="0 0 2431 609" draw:points="0,0 2431,0 2431,609 0,609">
          <text:p/>
        </draw:polygon>
        <draw:frame draw:style-name="gr30" draw:text-style-name="P4" draw:layer="layout" svg:width="1.709cm" svg:height="0.683cm" svg:x="19.145cm" svg:y="8.876cm">
          <draw:text-box>
            <text:p text:style-name="P3"><text:span text:style-name="T1">/soil3d</text:span></text:p>
          </draw:text-box>
        </draw:frame>
        <draw:frame draw:style-name="gr34" draw:text-style-name="P4" draw:layer="layout" svg:width="1.577cm" svg:height="0.685cm" svg:x="16.325cm" svg:y="8.841cm">
          <draw:text-box>
            <text:p text:style-name="P3"><text:span text:style-name="T1">/grid3</text:span></text:p>
          </draw:text-box>
        </draw:frame>
        <draw:frame draw:style-name="gr40" draw:text-style-name="P8" draw:layer="layout" svg:width="2.907cm" svg:height="1.479cm" draw:transform="rotate (1.5707963267949) translate (25.163cm 10.663cm)">
          <draw:text-box>
            <text:p text:style-name="P3"><text:span text:style-name="T5">Volume</text:span><text:span text:style-name="T5"><text:line-break/></text:span><text:span text:style-name="T5">maps</text:span></text:p>
          </draw:text-box>
        </draw:frame>
        <draw:polygon draw:style-name="gr14" draw:text-style-name="P1" draw:layer="layout" svg:width="1.809cm" svg:height="2.464cm" svg:x="21.805cm" svg:y="8.046cm" svg:viewBox="0 0 1810 2465" draw:points="0,0 1810,0 1810,2465 0,2465">
          <text:p/>
        </draw:polygon>
        <draw:frame draw:style-name="gr9" draw:text-style-name="P4" draw:layer="layout" svg:width="1.137cm" svg:height="0.684cm" svg:x="21.967cm" svg:y="9.24cm">
          <draw:text-box>
            <text:p text:style-name="P3"><text:span text:style-name="T1">cell</text:span></text:p>
          </draw:text-box>
        </draw:frame>
        <draw:frame draw:style-name="gr10" draw:text-style-name="P4" draw:layer="layout" svg:width="1.603cm" svg:height="0.684cm" svg:x="21.967cm" svg:y="8.631cm">
          <draw:text-box>
            <text:p text:style-name="P3"><text:span text:style-name="T1">cellhd</text:span></text:p>
          </draw:text-box>
        </draw:frame>
        <draw:frame draw:style-name="gr42" draw:text-style-name="P4" draw:layer="layout" svg:width="1.573cm" svg:height="0.697cm" svg:x="21.967cm" svg:y="8.011cm">
          <draw:text-box>
            <text:p text:style-name="P3"><text:span text:style-name="T1">range</text:span></text:p>
          </draw:text-box>
        </draw:frame>
        <draw:frame draw:style-name="gr12" draw:text-style-name="P4" draw:layer="layout" svg:width="1.264cm" svg:height="0.684cm" svg:x="21.967cm" svg:y="9.847cm">
          <draw:text-box>
            <text:p text:style-name="P3"><text:span text:style-name="T1">c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0eaa50a932c8f2199a615e1eb30f7ac74279539</meta:generator>
    <meta:initial-creator>Markus Neteler</meta:initial-creator>
    <meta:creation-date>2007-02-07T16:37:07</meta:creation-date>
    <dc:creator>Markus Neteler</dc:creator>
    <dc:date>2013-05-23T23:32:53</dc:date>
    <dc:language>en-US</dc:language>
    <meta:editing-cycles>9</meta:editing-cycles>
    <meta:editing-duration>PT33M49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